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715b4"/>
    </style:style>
    <style:style style:name="P4" style:family="paragraph" style:parent-style-name="Text_20_body">
      <style:text-properties officeooo:paragraph-rsid="00171ca5"/>
    </style:style>
    <style:style style:name="P5" style:family="paragraph" style:parent-style-name="Text_20_body">
      <style:text-properties officeooo:rsid="001730ed" officeooo:paragraph-rsid="001730ed"/>
    </style:style>
    <style:style style:name="P6" style:family="paragraph" style:parent-style-name="Text_20_body">
      <style:text-properties officeooo:rsid="0017616c" officeooo:paragraph-rsid="0017616c"/>
    </style:style>
    <style:style style:name="P7" style:family="paragraph" style:parent-style-name="Text_20_body">
      <style:text-properties officeooo:paragraph-rsid="0017616c"/>
    </style:style>
    <style:style style:name="P8" style:family="paragraph" style:parent-style-name="Text_20_body">
      <style:text-properties officeooo:rsid="001e739c" officeooo:paragraph-rsid="001e739c"/>
    </style:style>
    <style:style style:name="P9" style:family="paragraph" style:parent-style-name="Text_20_body">
      <style:text-properties officeooo:rsid="001e89f5" officeooo:paragraph-rsid="001e89f5"/>
    </style:style>
    <style:style style:name="P10" style:family="paragraph" style:parent-style-name="Text_20_body">
      <style:text-properties officeooo:rsid="001eca9e" officeooo:paragraph-rsid="001eca9e"/>
    </style:style>
    <style:style style:name="P11" style:family="paragraph" style:parent-style-name="Text_20_body">
      <style:text-properties officeooo:rsid="001edea6" officeooo:paragraph-rsid="001edea6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730ed" officeooo:paragraph-rsid="001730ed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171ca5" officeooo:paragraph-rsid="00171ca5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7d715" officeooo:paragraph-rsid="0017d715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1e739c" officeooo:paragraph-rsid="001e739c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1eca9e" officeooo:paragraph-rsid="001eca9e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1edea6" officeooo:paragraph-rsid="001edea6"/>
    </style:style>
    <style:style style:name="P19" style:family="paragraph" style:parent-style-name="Preformatted_20_Text">
      <style:text-properties officeooo:rsid="001eca9e" officeooo:paragraph-rsid="001eca9e"/>
    </style:style>
    <style:style style:name="P20" style:family="paragraph" style:parent-style-name="Preformatted_20_Text">
      <style:text-properties officeooo:paragraph-rsid="001eca9e"/>
    </style:style>
    <style:style style:name="P21" style:family="paragraph" style:parent-style-name="Preformatted_20_Text">
      <style:paragraph-properties fo:margin-top="0cm" fo:margin-bottom="0.25cm" loext:contextual-spacing="false"/>
      <style:text-properties officeooo:rsid="001eca9e" officeooo:paragraph-rsid="001eca9e"/>
    </style:style>
    <style:style style:name="P22" style:family="paragraph" style:parent-style-name="Standard" style:list-style-name="L3"/>
    <style:style style:name="P23" style:family="paragraph" style:parent-style-name="Text_20_body" style:list-style-name="L1">
      <style:text-properties officeooo:rsid="00145132" officeooo:paragraph-rsid="00145132"/>
    </style:style>
    <style:style style:name="P24" style:family="paragraph" style:parent-style-name="Text_20_body" style:list-style-name="L2">
      <style:text-properties officeooo:rsid="001730ed" officeooo:paragraph-rsid="001730ed"/>
    </style:style>
    <style:style style:name="P25" style:family="paragraph" style:parent-style-name="Text_20_body" style:list-style-name="L4">
      <style:text-properties officeooo:rsid="001c0d49" officeooo:paragraph-rsid="001c0d49"/>
    </style:style>
    <style:style style:name="P26" style:family="paragraph" style:parent-style-name="Text_20_body" style:list-style-name="L6">
      <style:text-properties officeooo:rsid="001eca9e" officeooo:paragraph-rsid="001eca9e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officeooo:rsid="001730ed" officeooo:paragraph-rsid="001730ed"/>
    </style:style>
    <style:style style:name="P29" style:family="paragraph" style:parent-style-name="Text_20_body" style:list-style-name="L3">
      <style:paragraph-properties fo:margin-top="0cm" fo:margin-bottom="0cm" loext:contextual-spacing="false"/>
      <style:text-properties officeooo:rsid="0017d715" officeooo:paragraph-rsid="0017d715"/>
    </style:style>
    <style:style style:name="P30" style:family="paragraph" style:parent-style-name="Text_20_body" style:list-style-name="L3">
      <style:paragraph-properties fo:margin-top="0cm" fo:margin-bottom="0cm" loext:contextual-spacing="false"/>
      <style:text-properties officeooo:paragraph-rsid="00184641"/>
    </style:style>
    <style:style style:name="P31" style:family="paragraph" style:parent-style-name="Text_20_body" style:list-style-name="L4">
      <style:paragraph-properties fo:margin-top="0cm" fo:margin-bottom="0cm" loext:contextual-spacing="false"/>
      <style:text-properties officeooo:rsid="001a4dd9" officeooo:paragraph-rsid="001a4dd9"/>
    </style:style>
    <style:style style:name="P32" style:family="paragraph" style:parent-style-name="Text_20_body" style:list-style-name="L4">
      <style:paragraph-properties fo:margin-top="0cm" fo:margin-bottom="0cm" loext:contextual-spacing="false"/>
      <style:text-properties officeooo:rsid="001c0d49" officeooo:paragraph-rsid="001c0d49"/>
    </style:style>
    <style:style style:name="P33" style:family="paragraph" style:parent-style-name="Text_20_body" style:list-style-name="L5">
      <style:paragraph-properties fo:margin-top="0cm" fo:margin-bottom="0cm" loext:contextual-spacing="false"/>
      <style:text-properties officeooo:rsid="001e739c" officeooo:paragraph-rsid="001e739c"/>
    </style:style>
    <style:style style:name="P34" style:family="paragraph" style:parent-style-name="Text_20_body" style:list-style-name="L6">
      <style:paragraph-properties fo:margin-top="0cm" fo:margin-bottom="0cm" loext:contextual-spacing="false"/>
      <style:text-properties officeooo:rsid="001eca9e" officeooo:paragraph-rsid="001eca9e"/>
    </style:style>
    <style:style style:name="P35" style:family="paragraph" style:parent-style-name="Heading_20_1">
      <style:text-properties officeooo:rsid="00145132" officeooo:paragraph-rsid="00145132"/>
    </style:style>
    <style:style style:name="P36" style:family="paragraph" style:parent-style-name="Heading_20_1">
      <style:text-properties officeooo:rsid="00171ca5" officeooo:paragraph-rsid="00171ca5"/>
    </style:style>
    <style:style style:name="P37" style:family="paragraph" style:parent-style-name="Heading_20_1">
      <style:text-properties officeooo:rsid="0017616c" officeooo:paragraph-rsid="0017616c"/>
    </style:style>
    <style:style style:name="P38" style:family="paragraph" style:parent-style-name="Heading_20_1">
      <style:text-properties officeooo:rsid="001a4dd9" officeooo:paragraph-rsid="001a4dd9"/>
    </style:style>
    <style:style style:name="P39" style:family="paragraph" style:parent-style-name="Heading_20_1">
      <style:text-properties officeooo:rsid="001e739c" officeooo:paragraph-rsid="001e739c"/>
    </style:style>
    <style:style style:name="P40" style:family="paragraph" style:parent-style-name="Heading_20_1">
      <style:text-properties officeooo:rsid="001e89f5" officeooo:paragraph-rsid="001e89f5"/>
    </style:style>
    <style:style style:name="P41" style:family="paragraph" style:parent-style-name="Heading_20_1">
      <style:text-properties officeooo:rsid="001eca9e" officeooo:paragraph-rsid="001eca9e"/>
    </style:style>
    <style:style style:name="P42" style:family="paragraph" style:parent-style-name="Preformatted_20_Text" style:list-style-name="L3"/>
    <style:style style:name="P43" style:family="paragraph" style:parent-style-name="Heading_20_2">
      <style:text-properties officeooo:rsid="001edea6" officeooo:paragraph-rsid="001edea6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616c"/>
    </style:style>
    <style:style style:name="T6" style:family="text">
      <style:text-properties fo:color="#6a8759" style:font-name="Source Code Pro"/>
    </style:style>
    <style:style style:name="T7" style:family="text">
      <style:text-properties fo:color="#6a8759" style:font-name="Source Code Pro" fo:font-size="10pt" style:font-size-asian="10pt" style:font-size-complex="10pt"/>
    </style:style>
    <style:style style:name="T8" style:family="text">
      <style:text-properties fo:color="#6a8759" style:font-name="Source Code Pro" fo:font-size="8pt" style:font-size-asian="8pt" style:font-size-complex="8pt"/>
    </style:style>
    <style:style style:name="T9" style:family="text">
      <style:text-properties officeooo:rsid="00184641"/>
    </style:style>
    <style:style style:name="T10" style:family="text">
      <style:text-properties fo:color="#cc7832" style:font-name="Source Code Pro"/>
    </style:style>
    <style:style style:name="T11" style:family="text">
      <style:text-properties fo:color="#cc7832" style:font-name="Source Code Pro" fo:font-weight="bold"/>
    </style:style>
    <style:style style:name="T12" style:family="text">
      <style:text-properties fo:color="#cc7832" style:font-name="Source Code Pro" fo:font-size="10pt" fo:font-weight="bold" style:font-size-asian="10pt" style:font-size-complex="10pt"/>
    </style:style>
    <style:style style:name="T13" style:family="text">
      <style:text-properties fo:color="#cc7832" style:font-name="Source Code Pro" fo:font-size="10pt" style:font-size-asian="10pt" style:font-size-complex="10pt"/>
    </style:style>
    <style:style style:name="T14" style:family="text">
      <style:text-properties fo:color="#cc7832" style:font-name="Source Code Pro" fo:font-size="8pt" fo:font-weight="bold" style:font-size-asian="8pt" style:font-size-complex="8pt"/>
    </style:style>
    <style:style style:name="T15" style:family="text">
      <style:text-properties fo:color="#cc7832" style:font-name="Source Code Pro" fo:font-size="8pt" style:font-size-asian="8pt" style:font-size-complex="8pt"/>
    </style:style>
    <style:style style:name="T16" style:family="text">
      <style:text-properties fo:color="#9876aa" style:font-name="Source Code Pro"/>
    </style:style>
    <style:style style:name="T17" style:family="text">
      <style:text-properties fo:color="#9876aa" style:font-name="Source Code Pro" fo:font-size="10pt" style:font-size-asian="10pt" style:font-size-complex="10pt"/>
    </style:style>
    <style:style style:name="T18" style:family="text">
      <style:text-properties fo:color="#9876aa" style:font-name="Source Code Pro" fo:font-size="8pt" style:font-size-asian="8pt" style:font-size-complex="8pt"/>
    </style:style>
    <style:style style:name="T19" style:family="text">
      <style:text-properties fo:color="#6897bb" style:font-name="Source Code Pro"/>
    </style:style>
    <style:style style:name="T20" style:family="text">
      <style:text-properties fo:color="#6897bb" style:font-name="Source Code Pro" fo:font-size="10pt" style:font-size-asian="10pt" style:font-size-complex="10pt"/>
    </style:style>
    <style:style style:name="T21" style:family="text">
      <style:text-properties fo:color="#6897bb" style:font-name="Source Code Pro" fo:font-size="8pt" style:font-size-asian="8pt" style:font-size-complex="8pt"/>
    </style:style>
    <style:style style:name="T22" style:family="text">
      <style:text-properties fo:color="#a9b7c6" style:font-name="Source Code Pro"/>
    </style:style>
    <style:style style:name="T23" style:family="text">
      <style:text-properties fo:color="#a9b7c6" style:font-name="Source Code Pro" fo:font-size="10pt" style:font-size-asian="10pt" style:font-size-complex="10pt"/>
    </style:style>
    <style:style style:name="T24" style:family="text">
      <style:text-properties fo:color="#a9b7c6" style:font-name="Source Code Pro" fo:font-size="8pt" style:font-size-asian="8pt" style:font-size-complex="8pt"/>
    </style:style>
    <style:style style:name="T25" style:family="text">
      <style:text-properties officeooo:rsid="001a2fb1"/>
    </style:style>
    <style:style style:name="T26" style:family="text">
      <style:text-properties officeooo:rsid="001c0d49"/>
    </style:style>
    <style:style style:name="T27" style:family="text">
      <style:text-properties officeooo:rsid="001dd5cc"/>
    </style:style>
    <style:style style:name="T28" style:family="text">
      <style:text-properties officeooo:rsid="001e739c"/>
    </style:style>
    <style:style style:name="T29" style:family="text">
      <style:text-properties officeooo:rsid="001eca9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7616c" style:font-style-asian="italic" style:font-style-complex="italic"/>
    </style:style>
    <style:style style:name="T32" style:family="text">
      <style:text-properties fo:font-style="italic" officeooo:rsid="001e739c" style:font-style-asian="italic" style:font-style-complex="italic"/>
    </style:style>
    <style:style style:name="T33" style:family="text">
      <style:text-properties fo:font-style="italic" officeooo:rsid="00184641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officeooo:rsid="002052e9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style:font-name="Courier New" fo:font-size="9pt" style:font-size-asian="9pt" style:font-size-complex="9pt"/>
    </style:style>
    <style:style style:name="T39" style:family="text">
      <style:text-properties style:font-name="Courier New" fo:font-size="9pt" fo:font-style="italic" style:font-size-asian="9pt" style:font-style-asian="italic" style:font-size-complex="9pt" style:font-style-complex="italic"/>
    </style:style>
    <style:style style:name="T40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35" text:outline-level="1">formulaire Zend Form</text:h>
      <text:p text:style-name="P12">Redéfinir les viewhelpers <text:span text:style-name="T30">formElementErrors</text:span>, <text:span text:style-name="T30">formLabel</text:span>, <text:span text:style-name="T30">formElement</text:span>, <text:span text:style-name="T1">ou voir la création de propre viewhelpers pour répondre au même fonctionnalité, mais en utilisant des objets GOT :</text:span></text:p>
      <text:list xml:id="list3787710333" text:style-name="L1">
        <text:list-item>
          <text:p text:style-name="P27">type ‘text’<text:tab/><text:tab/>=&gt; OCInput</text:p>
        </text:list-item>
        <text:list-item>
          <text:p text:style-name="P27">type ‘password’<text:tab/>=&gt; OCInput type password</text:p>
        </text:list-item>
        <text:list-item>
          <text:p text:style-name="P23">type ‘submit’<text:tab/><text:tab/>=&gt; OCButton type submi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><text:span text:style-name="T2"><text:line-break/>Pour la gestion de messagerie interne voir Eye4web\Eye4web</text:span>ZfcUserPm <text:span text:style-name="T2">et modules liés</text:span></text:p>
      <text:h text:style-name="P36" text:outline-level="1">viewHelper, service supplémentaire à créer</text:h>
      <text:p text:style-name="P4">→<text:span text:style-name="T3"> appel Ajax (pour la restitution d’une image en premier) on fournit une adresse type callback (comme pour invoke_ajax() dans main.js) pour faire exécuter une méthode et récupérer la réponse à restituer à l’endroit de l’appel.</text:span></text:p>
      <text:p text:style-name="P14">Le ViewHelper : <text:span text:style-name="T4">gotAjax</text:span>(callback), la méthode dans les services <text:span text:style-name="T4">execAjax</text:span>(callback)</text:p>
      <text:p text:style-name="P13">voir comment coder la <text:span text:style-name="T4">callback</text:span> en signifiant le contexte :</text:p>
      <text:list xml:id="list3222030386" text:style-name="L2">
        <text:list-item>
          <text:p text:style-name="P28">controller,</text:p>
        </text:list-item>
        <text:list-item>
          <text:p text:style-name="P28">extension d’objet, objet</text:p>
        </text:list-item>
        <text:list-item>
          <text:p text:style-name="P24">autre, …</text:p>
        </text:list-item>
      </text:list>
      <text:p text:style-name="P5">on peut partir en base avec <text:span text:style-name="T34">NomModule</text:span>/<text:span text:style-name="T34">NomObjet</text:span>/<text:span text:style-name="T34">NomMéthode</text:span></text:p>
      <text:p text:style-name="P5">→ si <text:span text:style-name="T34">NomObjet</text:span> contient ‘<text:span text:style-name="T30">Controller</text:span>’, on suffixera <text:span text:style-name="T34">NomModule</text:span> par ‘<text:span text:style-name="T30">/Controller/</text:span>’</text:p>
      <text:p text:style-name="P5"><text:soft-page-break/>→ si <text:span text:style-name="T34">NomObjet</text:span> commence par ‘<text:span text:style-name="T30">OC</text:span>’ ou ‘<text:span text:style-name="T30">OS</text:span>’, ou peut présumer d’un nom d’objet, <text:span text:style-name="T35">d’où</text:span> suffixer <text:span text:style-name="T34">NomModule</text:span> par ‘<text:span text:style-name="T30">/Object/ODContent/</text:span>’ si ‘<text:span text:style-name="T30">OC</text:span>’, ‘<text:span text:style-name="T30">/Object/OSContainer/</text:span>’ si ‘<text:span text:style-name="T30">OS</text:span>’</text:p>
      <text:h text:style-name="P37" text:outline-level="1">main.js : bug</text:h>
      <text:p text:style-name="P6">Dans le traitement du retour de l’appel ajax, les mode<text:span text:style-name="T35">s</text:span> ‘<text:span text:style-name="T30">raz</text:span>’ &amp; ‘<text:span text:style-name="T30">delete</text:span>’ ne fonctionne pas. Par contre, les modes ‘<text:span text:style-name="T30">append</text:span>’ &amp; ‘<text:span text:style-name="T30">update</text:span>’ fonctionne parfaitement.</text:p>
      <text:p text:style-name="P7"><text:span text:style-name="T5">Les modes </text:span>‘<text:span text:style-name="T30">exec</text:span>‘, ‘<text:span text:style-name="T30">exec</text:span><text:span text:style-name="T31">ID</text:span>‘ <text:span text:style-name="T5">&amp; ‘</text:span><text:span text:style-name="T31">redirect</text:span><text:span text:style-name="T5">’ n’ont pas été testé pour l’heure.</text:span></text:p>
      <text:p text:style-name="P15">20160629 : </text:p>
      <text:list xml:id="list662607898" text:style-name="L3">
        <text:list-item>
          <text:p text:style-name="P29">test de ‘<text:span text:style-name="T30">r</text:span><text:span text:style-name="T32">a</text:span><text:span text:style-name="T30">z</text:span>’ et ‘<text:span text:style-name="T30">delete</text:span>’ =&gt; il<text:span text:style-name="T28">s</text:span> fonctionnent bien comme attendu</text:p>
        </text:list-item>
        <text:list-item>
          <text:p text:style-name="P42"><text:span text:style-name="T30">exec</text:span> avec en retour <text:span text:style-name="T40">alert(«coucou»);</text:span> fonctionne comme attendu</text:p>
        </text:list-item>
        <text:list-item>
          <text:p text:style-name="P30"><text:span text:style-name="T33">execID </text:span><text:span text:style-name="T9">: correction existant pour avoir le code dans la balise script avec id = code, il faut coder : </text:span><text:span text:style-name="T14">var </text:span><text:span text:style-name="T24">script = (</text:span><text:span text:style-name="T18">$</text:span><text:span text:style-name="T24">(</text:span><text:span text:style-name="T8">"#" </text:span><text:span text:style-name="T24">+ </text:span><text:span text:style-name="T18">code</text:span><text:span text:style-name="T24">)[</text:span><text:span text:style-name="T21">0</text:span><text:span text:style-name="T24">]).</text:span><text:span text:style-name="T18">innerText</text:span><text:span text:style-name="T15">;,</text:span></text:p>
        </text:list-item>
        <text:list-item>
          <text:p text:style-name="P22"><text:span text:style-name="T30">redirect</text:span> <text:span text:style-name="T25">fonctionne correctement aussi</text:span></text:p>
        </text:list-item>
      </text:list>
      <text:h text:style-name="P38" text:outline-level="1">tooltip – popover</text:h>
      <text:list xml:id="list3581636891" text:style-name="L4">
        <text:list-item>
          <text:p text:style-name="P31">Mise en place d’une DIV englobante de l’objet,</text:p>
        </text:list-item>
        <text:list-item>
          <text:p text:style-name="P31">voir sur quel élément agir ex. : pour <text:span text:style-name="T4">OCButton</text:span>, sur la balise button, pour <text:span text:style-name="T4">OCSelect2</text:span> (implémentation du plugin jQuery Select2), sur la balise span ayant pour classe select2-container, …</text:p>
        </text:list-item>
        <text:list-item>
          <text:p text:style-name="P31">placer sur la balise DIV englobante les attributs :</text:p>
          <text:list>
            <text:list-item>
              <text:p text:style-name="P31">data-title<text:tab/><text:tab/>: titre du tooltip, du popover,</text:p>
            </text:list-item>
            <text:list-item>
              <text:p text:style-name="P31">data-content<text:tab/><text:tab/>: texte proprement dit du tooltip, du popover,</text:p>
            </text:list-item>
            <text:list-item>
              <text:p text:style-name="P31">data-html<text:tab/><text:tab/>: booléen indiquant si le contenu est de type HTML (true) ou autre(false : texte par exemple, ..)</text:p>
            </text:list-item>
            <text:list-item>
              <text:p text:style-name="P31">data-placement<text:tab/>: placement du tooltip du popover au regard de la balise DIV,</text:p>
            </text:list-item>
            <text:list-item>
              <text:p text:style-name="P31">data-trigger<text:tab/><text:tab/>: <text:span text:style-name="T26">mode d’affichage du popover (si plusieurs valeur : séparées par espace)</text:span></text:p>
              <text:list>
                <text:list-item>
                  <text:p text:style-name="P32">click</text:p>
                </text:list-item>
                <text:list-item>
                  <text:p text:style-name="P32">hover (survol),</text:p>
                </text:list-item>
                <text:list-item>
                  <text:p text:style-name="P32">focus</text:p>
                </text:list-item>
                <text:list-item>
                  <text:p text:style-name="P32">manual (déclenché manuellement)</text:p>
                </text:list-item>
              </text:list>
            </text:list-item>
            <text:list-item>
              <text:p text:style-name="P32">data-delay<text:tab/><text:tab/>: temps en milliseconde pour l’ouverture <text:span text:style-name="T27">et fermeture</text:span>, <text:span text:style-name="T27">(qui donnera par exemple data-delay=’{show : 0, hide:400}’ dans la balise)</text:span></text:p>
            </text:list-item>
          </text:list>
        </text:list-item>
        <text:list-item>
          <text:p text:style-name="P25">En dessous de la DIV englobante, écriture d’un script visant à faire la déclaration et le paramétrage du tooltip, du popover.</text:p>
        </text:list-item>
      </text:list>
      <text:h text:style-name="P39" text:outline-level="1">GotObjects</text:h>
      <text:p text:style-name="P16">Ceux sont des objets utilisés dans le cadre e la réalisation d’une action précise :</text:p>
      <text:list xml:id="list1433089265" text:style-name="L5">
        <text:list-item>
          <text:p text:style-name="P33">extension de l’objet <text:span text:style-name="T4">OSDiv</text:span> en base</text:p>
        </text:list-item>
        <text:list-item>
          <text:p text:style-name="P33">le constructeur permet d’en préciser le contenu et l’arborescence des objets contenus</text:p>
        </text:list-item>
        <text:list-item>
          <text:p text:style-name="P33">on peut avoir recours à une méthode d’initialisation =&gt; <text:span text:style-name="T34">initGObject</text:span></text:p>
        </text:list-item>
      </text:list>
      <text:p text:style-name="P8">→ voir de formaliser tout cela au travers d’une interface (obligation d’avoir contructeur et <text:span text:style-name="T34">initGObject</text:span>)</text:p>
      <text:h text:style-name="P40" text:outline-level="1"><text:soft-page-break/>ODTable :</text:h>
      <text:p text:style-name="P9">Faire le codage des méthode<text:span text:style-name="T35">s</text:span> jQu<text:span text:style-name="T35">e</text:span>ry d’affectation et récupération de la ligne sélectionné, de la colonne sélectionné.</text:p>
      <text:p text:style-name="P9">Voir s’il l’on peut faire une sélection multiple : codage et impact sur méthode j<text:span text:style-name="T35">Q</text:span>uery.</text:p>
      <text:h text:style-name="P41" text:outline-level="1">OSLocalStorage / OSSessionStorage</text:h>
      <text:p text:style-name="P10">Idée d’objet visant à faire la gestion des options HTML5 que sont LocalStorage &amp; SessionStorage.</text:p>
      <text:p text:style-name="P17">Avoir des méthodes comme pour la gestion des session sous ZF2 :</text:p>
      <text:list xml:id="list3974342153" text:style-name="L6">
        <text:list-item>
          <text:p text:style-name="P34">offsetExists($item) : test existence d’un item,</text:p>
        </text:list-item>
        <text:list-item>
          <text:p text:style-name="P34">offsetGet($item) : récupération d’une valeur stockée par sa clé ($item),</text:p>
        </text:list-item>
        <text:list-item>
          <text:p text:style-name="P26">offsetSet($item, $value) : écriture d’une valeur ($value) associé à une clé ($item).</text:p>
        </text:list-item>
      </text:list>
      <text:p text:style-name="P10">Test existence :</text:p>
      <text:p text:style-name="P10">méthode 1 :</text:p>
      <text:p text:style-name="Preformatted_20_Text"><text:span text:style-name="T29">if (localStorage.getItem(«item») ===</text:span> <text:span text:style-name="T29">null) {</text:span></text:p>
      <text:p text:style-name="Preformatted_20_Text"><text:tab/><text:span text:style-name="T29">alert(«no exist»);</text:span></text:p>
      <text:p text:style-name="P19">} else {</text:p>
      <text:p text:style-name="P19"><text:tab/>alert(«exist»);</text:p>
      <text:p text:style-name="P21"><text:bookmark-start text:name="__DdeLink__217_1677236115"/>}</text:p>
      <text:p text:style-name="P10"><text:bookmark-end text:name="__DdeLink__217_1677236115"/>méthode 2 :</text:p>
      <text:p text:style-name="P19">if (« item » in localStorage) {</text:p>
      <text:p text:style-name="P19"><text:tab/>alert(«exist»);</text:p>
      <text:p text:style-name="P19">} else {</text:p>
      <text:p text:style-name="P20"><text:tab/><text:span text:style-name="T29">alert(«no exist»);</text:span></text:p>
      <text:p text:style-name="P21">}</text:p>
      <text:h text:style-name="P43" text:outline-level="2">méthodes existantes :</text:h>
      <text:p text:style-name="P18">Stockage : <text:tab/><text:tab/><text:tab/>localStorage.setItem(key, value)</text:p>
      <text:p text:style-name="P18">Récupération : <text:tab/><text:tab/>var test = localStorage.getItem(key) ;</text:p>
      <text:p text:style-name="P18">Suppression :<text:tab/><text:tab/><text:tab/>localStorage.removeItem(key) ;</text:p>
      <text:p text:style-name="P11">Suppression totale<text:tab/><text:tab/>localStorage.clear()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7-08-28T08:56:07.942114462</dc:date>
    <meta:editing-duration>PT1H44M56S</meta:editing-duration>
    <meta:editing-cycles>16</meta:editing-cycles>
    <meta:generator>LibreOffice/5.4.0.3$Linux_X86_64 LibreOffice_project/40m0$Build-3</meta:generator>
    <meta:document-statistic meta:table-count="2" meta:image-count="0" meta:object-count="0" meta:page-count="3" meta:paragraph-count="87" meta:word-count="751" meta:character-count="4818" meta:non-whitespace-character-count="4122"/>
  </office:meta>
</office:document-meta>
</file>